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ti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treatmen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formula="of:=AVERAGE([.D2:.D4])" office:value-type="float" office:value="10.3333333333333">
            <text:p>10.33</text:p>
          </table:table-cell>
          <table:table-cell table:formula="of:=AVERAGE([.E2:.E4])" office:value-type="float" office:value="10">
            <text:p>10</text:p>
          </table:table-cell>
          <table:table-cell table:formula="of:=AVERAGE([.F2:.F4])" office:value-type="float" office:value="9.66666666666667">
            <text:p>9.67</text:p>
          </table:table-cell>
          <table:table-cell table:formula="of:=AVERAGE([.G2:.G4])"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formula="of:=AVERAGE([.D5:.D7])" office:value-type="float" office:value="10.3333333333333">
            <text:p>10.33</text:p>
          </table:table-cell>
          <table:table-cell table:formula="of:=AVERAGE([.E5:.E7])" office:value-type="float" office:value="10">
            <text:p>10</text:p>
          </table:table-cell>
          <table:table-cell table:formula="of:=AVERAGE([.F5:.F7])" office:value-type="float" office:value="10">
            <text:p>10</text:p>
          </table:table-cell>
          <table:table-cell table:formula="of:=AVERAGE([.G5:.G7])" office:value-type="float" office:value="9">
            <text:p>9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>
            <draw:frame table:end-cell-address="Sheet1.J42" table:end-x="0.1193in" table:end-y="0.1354in" draw:z-index="0" draw:style-name="gr1" svg:width="7.1012in" svg:height="4.1567in" svg:x="0.1303in" svg:y="0.0524in">
              <draw:object draw:notify-on-update-of-ranges="Sheet1.C12:Sheet1.C12 Sheet1.D12:Sheet1.G12 Sheet1.C13:Sheet1.C13 Sheet1.D13:Sheet1.G13 Sheet1.C14:Sheet1.C14 Sheet1.D14:Sheet1.G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AVERAGE([.G9:.G11])" office:value-type="float" office:value="0">
            <text:p>#DIV/0!</text:p>
          </table:table-cell>
        </table:table-row>
        <table:table-row table:style-name="ro1">
          <table:table-cell table:number-columns-repeated="6"/>
          <table:table-cell table:formula="of:=AVERAGE([.G12:.G14])" office:value-type="float" office:value="7.66666666666667">
            <text:p>7.67</text:p>
          </table:table-cell>
        </table:table-row>
        <table:table-row table:style-name="ro1" table:number-rows-repeated="30">
          <table:table-cell table:number-columns-repeated="7"/>
        </table:table-row>
        <table:table-row table:style-name="ro1">
          <table:table-cell office:value-type="string">
            <text:p>bellydanc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ellydancer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ellydance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ellydance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ellydancer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politician</text:p>
          </table:table-cell>
          <table:table-cell table:number-columns-repeated="4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politici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olitician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politician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politici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dmi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dm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dmin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dmi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dmin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ans</text:p>
          </table:table-cell>
          <table:table-cell/>
          <table:table-cell table:style-name="ce1" office:value-type="string">
            <text:p>activ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ading</text:p>
          </table:table-cell>
          <table:table-cell office:value-type="string">
            <text:p>dancing</text:p>
          </table:table-cell>
          <table:table-cell office:value-type="string">
            <text:p>tv</text:p>
          </table:table-cell>
          <table:table-cell office:value-type="string">
            <text:p>skiing</text:p>
          </table:table-cell>
          <table:table-cell table:number-columns-repeated="2"/>
        </table:table-row>
        <table:table-row table:style-name="ro1">
          <table:table-cell office:value-type="string">
            <text:p>bellydancer</text:p>
          </table:table-cell>
          <table:table-cell table:formula="of:=AVERAGE([.B52:.B56])" office:value-type="float" office:value="6.6">
            <text:p>6.6</text:p>
          </table:table-cell>
          <table:table-cell table:formula="of:=AVERAGE([.C52:.C56])" office:value-type="float" office:value="9.4">
            <text:p>9.4</text:p>
          </table:table-cell>
          <table:table-cell table:formula="of:=AVERAGE([.D52:.D59])" office:value-type="float" office:value="5.375">
            <text:p>5.38</text:p>
          </table:table-cell>
          <table:table-cell table:formula="of:=AVERAGE([.E52:.E56])" office:value-type="float" office:value="7.4">
            <text:p>7.4</text:p>
          </table:table-cell>
          <table:table-cell table:number-columns-repeated="2"/>
        </table:table-row>
        <table:table-row table:style-name="ro1">
          <table:table-cell office:value-type="string">
            <text:p>politician</text:p>
          </table:table-cell>
          <table:table-cell table:formula="of:=AVERAGE([.B57:.B61])" office:value-type="float" office:value="5">
            <text:p>5</text:p>
          </table:table-cell>
          <table:table-cell table:formula="of:=AVERAGE([.C57:.C61])" office:value-type="float" office:value="4.8">
            <text:p>4.8</text:p>
          </table:table-cell>
          <table:table-cell table:formula="of:=AVERAGE([.D57:.D61])" office:value-type="float" office:value="5.2">
            <text:p>5.2</text:p>
          </table:table-cell>
          <table:table-cell table:formula="of:=AVERAGE([.E57:.E61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dmin</text:p>
          </table:table-cell>
          <table:table-cell table:formula="of:=AVERAGE([.B62:.B66])" office:value-type="float" office:value="5">
            <text:p>5</text:p>
          </table:table-cell>
          <table:table-cell table:formula="of:=AVERAGE([.C62:.C66])" office:value-type="float" office:value="2">
            <text:p>2</text:p>
          </table:table-cell>
          <table:table-cell table:formula="of:=AVERAGE([.D62:.D66])" office:value-type="float" office:value="1.8">
            <text:p>1.8</text:p>
          </table:table-cell>
          <table:table-cell table:formula="of:=AVERAGE([.E62:.E66])" office:value-type="float" office:value="3.8">
            <text:p>3.8</text:p>
          </table:table-cell>
          <table:table-cell table:number-columns-repeated="2"/>
        </table:table-row>
        <table:table-row table:style-name="ro1" table:number-rows-repeated="15">
          <table:table-cell table:number-columns-repeated="7"/>
        </table:table-row>
        <table:table-row table:style-name="ro1">
          <table:table-cell/>
          <table:table-cell>
            <draw:frame table:end-cell-address="Sheet1.I113" table:end-x="0.1736in" table:end-y="0.0969in" draw:z-index="1" draw:style-name="gr1" svg:width="6.1075in" svg:height="4.4768in" svg:x="0.2894in" svg:y="0.048in">
              <draw:object draw:notify-on-update-of-ranges="Sheet1.A69:Sheet1.A69 Sheet1.B69:Sheet1.E69 Sheet1.A70:Sheet1.A70 Sheet1.B70:Sheet1.E70 Sheet1.A71:Sheet1.A71 Sheet1.B71:Sheet1.E71 Sheet1.A72:Sheet1.A72 Sheet1.B72:Sheet1.E7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7">
          <table:table-cell table:number-columns-repeated="7"/>
        </table:table-row>
        <table:table-row table:style-name="ro1">
          <table:table-cell office:value-type="string">
            <text:p>dog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rphine</text:p>
          </table:table-cell>
          <table:table-cell office:value-type="string">
            <text:p>N</text:p>
          </table:table-cell>
          <table:table-cell office:value-type="float" office:value="-3.22">
            <text:p>-3.22</text:p>
          </table:table-cell>
          <table:table-cell office:value-type="float" office:value="-1.61">
            <text:p>-1.61</text:p>
          </table:table-cell>
          <table:table-cell office:value-type="float" office:value="-2.3">
            <text:p>-2.3</text:p>
          </table:table-cell>
          <table:table-cell office:value-type="float" office:value="-2.53">
            <text:p>-2.53</text:p>
          </table:table-cell>
          <table:table-cell/>
        </table:table-row>
        <table:table-row table:style-name="ro1">
          <table:table-cell office:value-type="string">
            <text:p>Morphine</text:p>
          </table:table-cell>
          <table:table-cell office:value-type="string">
            <text:p>N</text:p>
          </table:table-cell>
          <table:table-cell office:value-type="float" office:value="-3.91">
            <text:p>-3.91</text:p>
          </table:table-cell>
          <table:table-cell office:value-type="float" office:value="-2.81">
            <text:p>-2.81</text:p>
          </table:table-cell>
          <table:table-cell table:number-columns-repeated="2" office:value-type="float" office:value="-3.91">
            <text:p>-3.91</text:p>
          </table:table-cell>
          <table:table-cell/>
        </table:table-row>
        <table:table-row table:style-name="ro1">
          <table:table-cell office:value-type="string">
            <text:p>Morphine</text:p>
          </table:table-cell>
          <table:table-cell office:value-type="string">
            <text:p>N</text:p>
          </table:table-cell>
          <table:table-cell office:value-type="float" office:value="-2.66">
            <text:p>-2.66</text:p>
          </table:table-cell>
          <table:table-cell office:value-type="float" office:value="0.34">
            <text:p>0.34</text:p>
          </table:table-cell>
          <table:table-cell office:value-type="float" office:value="-0.73">
            <text:p>-0.73</text:p>
          </table:table-cell>
          <table:table-cell office:value-type="float" office:value="-1.43">
            <text:p>-1.43</text:p>
          </table:table-cell>
          <table:table-cell/>
        </table:table-row>
        <table:table-row table:style-name="ro1">
          <table:table-cell office:value-type="string">
            <text:p>Morphine</text:p>
          </table:table-cell>
          <table:table-cell office:value-type="string">
            <text:p>N</text:p>
          </table:table-cell>
          <table:table-cell office:value-type="float" office:value="-1.77">
            <text:p>-1.77</text:p>
          </table:table-cell>
          <table:table-cell office:value-type="float" office:value="-0.56">
            <text:p>-0.56</text:p>
          </table:table-cell>
          <table:table-cell office:value-type="float" office:value="-1.05">
            <text:p>-1.05</text:p>
          </table:table-cell>
          <table:table-cell office:value-type="float" office:value="-1.43">
            <text:p>-1.43</text:p>
          </table:table-cell>
          <table:table-cell/>
        </table:table-row>
        <table:table-row table:style-name="ro1">
          <table:table-cell office:value-type="string">
            <text:p>Trimethaphan</text:p>
          </table:table-cell>
          <table:table-cell office:value-type="string">
            <text:p>N</text:p>
          </table:table-cell>
          <table:table-cell office:value-type="float" office:value="-3.51">
            <text:p>-3.51</text:p>
          </table:table-cell>
          <table:table-cell office:value-type="float" office:value="-0.48">
            <text:p>-0.48</text:p>
          </table:table-cell>
          <table:table-cell office:value-type="float" office:value="-1.17">
            <text:p>-1.17</text:p>
          </table:table-cell>
          <table:table-cell office:value-type="float" office:value="-1.51">
            <text:p>-1.51</text:p>
          </table:table-cell>
          <table:table-cell/>
        </table:table-row>
        <table:table-row table:style-name="ro1">
          <table:table-cell office:value-type="string">
            <text:p>Trimethaphan</text:p>
          </table:table-cell>
          <table:table-cell office:value-type="string">
            <text:p>N</text:p>
          </table:table-cell>
          <table:table-cell office:value-type="float" office:value="-3.51">
            <text:p>-3.51</text:p>
          </table:table-cell>
          <table:table-cell office:value-type="float" office:value="0.05">
            <text:p>0.05</text:p>
          </table:table-cell>
          <table:table-cell office:value-type="float" office:value="-0.31">
            <text:p>-0.31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string">
            <text:p>Trimethaphan</text:p>
          </table:table-cell>
          <table:table-cell office:value-type="string">
            <text:p>N</text:p>
          </table:table-cell>
          <table:table-cell office:value-type="float" office:value="-2.66">
            <text:p>-2.66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string">
            <text:p>Trimethaphan</text:p>
          </table:table-cell>
          <table:table-cell office:value-type="string">
            <text:p>N</text:p>
          </table:table-cell>
          <table:table-cell office:value-type="float" office:value="-2.41">
            <text:p>-2.41</text:p>
          </table:table-cell>
          <table:table-cell office:value-type="float" office:value="1.14">
            <text:p>1.14</text:p>
          </table:table-cell>
          <table:table-cell office:value-type="float" office:value="0.72">
            <text:p>0.72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ans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u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orphine</text:p>
          </table:table-cell>
          <table:table-cell table:formula="of:=AVERAGE([.C128:.C131])" office:value-type="float" office:value="-2.89">
            <text:p>-2.89</text:p>
          </table:table-cell>
          <table:table-cell table:formula="of:=AVERAGE([.D128:.D131])" office:value-type="float" office:value="-1.16">
            <text:p>-1.16</text:p>
          </table:table-cell>
          <table:table-cell table:formula="of:=AVERAGE([.E128:.E131])" office:value-type="float" office:value="-1.9975">
            <text:p>-2</text:p>
          </table:table-cell>
          <table:table-cell table:formula="of:=AVERAGE([.F128:.F131])" office:value-type="float" office:value="-2.325">
            <text:p>-2.33</text:p>
          </table:table-cell>
          <table:table-cell/>
        </table:table-row>
        <table:table-row table:style-name="ro1">
          <table:table-cell/>
          <table:table-cell office:value-type="string">
            <text:p>Trimethaphan</text:p>
          </table:table-cell>
          <table:table-cell table:formula="of:=AVERAGE([.C132:.C135])" office:value-type="float" office:value="-3.0225">
            <text:p>-3.02</text:p>
          </table:table-cell>
          <table:table-cell table:formula="of:=AVERAGE([.D132:.D135])" office:value-type="float" office:value="0.13">
            <text:p>0.13</text:p>
          </table:table-cell>
          <table:table-cell table:formula="of:=AVERAGE([.E132:.E135])" office:value-type="float" office:value="-0.1725">
            <text:p>-0.17</text:p>
          </table:table-cell>
          <table:table-cell table:formula="of:=AVERAGE([.F132:.F135])" office:value-type="float" office:value="-0.5075">
            <text:p>-0.51</text:p>
          </table:table-cell>
          <table:table-cell/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>
            <draw:frame table:end-cell-address="Sheet1.H178" table:end-x="0.1413in" table:end-y="0.0831in" draw:z-index="2" draw:style-name="gr1" svg:width="5.4319in" svg:height="4.8445in" svg:x="0.0433in" svg:y="0.0205in">
              <draw:object draw:notify-on-update-of-ranges="Sheet1.B138:Sheet1.B138 Sheet1.C138:Sheet1.F138 Sheet1.B139:Sheet1.B139 Sheet1.C139:Sheet1.F139 Sheet1.B140:Sheet1.B140 Sheet1.C140:Sheet1.F14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14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n Butler</meta:initial-creator>
    <meta:creation-date>2010-02-10T08:39:14</meta:creation-date>
    <dc:date>2010-02-10T14:11:58</dc:date>
    <dc:creator>Ken Butler</dc:creator>
    <meta:editing-duration>PT04H53M34S</meta:editing-duration>
    <meta:editing-cycles>5</meta:editing-cycles>
    <meta:generator>OpenOffice.org/3.1$Linux OpenOffice.org_project/310m19$Build-9420</meta:generator>
    <meta:document-statistic meta:table-count="3" meta:cell-count="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8.038cm" svg:height="10.559cm" chart:class="chart:line" chart:style-name="ch1">
        <chart:legend chart:legend-position="end" svg:x="16.869cm" svg:y="4.81cm" chart:style-name="ch2"/>
        <chart:plot-area chart:style-name="ch3" table:cell-range-address="Sheet1.C12:Sheet1.G14" chart:data-source-has-labels="both" svg:x="0.36cm" svg:y="0.211cm" svg:width="16.15cm" svg:height="9.926cm">
          <chart:axis chart:dimension="x" chart:name="primary-x" chart:style-name="ch4">
            <chart:categories table:cell-range-address="Sheet1.D12:Sheet1.G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G13" chart:label-cell-address="Sheet1.C13:Sheet1.C13" chart:class="chart:line">
            <chart:data-point chart:repeated="4"/>
          </chart:series>
          <chart:series chart:style-name="ch7" chart:values-cell-range-address="Sheet1.D14:Sheet1.G14" chart:label-cell-address="Sheet1.C14:Sheet1.C1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2:Sheet1.G12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Sheet1.C13:Sheet1.C13">a</text:p>
              </table:table-cell>
              <table:table-cell office:value-type="float" office:value="10.3333333333333">
                <text:p text:id="Sheet1.D13:Sheet1.G13">10.3333333333333</text:p>
              </table:table-cell>
              <table:table-cell office:value-type="float" office:value="10">
                <text:p>10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Sheet1.C14:Sheet1.C14">b</text:p>
              </table:table-cell>
              <table:table-cell office:value-type="float" office:value="10.3333333333333">
                <text:p text:id="Sheet1.D14:Sheet1.G14">10.33333333333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514cm" svg:height="11.372cm" chart:class="chart:line" chart:style-name="ch1">
        <chart:legend chart:legend-position="end" svg:x="13.072cm" svg:y="5.029cm" chart:style-name="ch2"/>
        <chart:plot-area chart:style-name="ch3" table:cell-range-address="Sheet1.A69:Sheet1.E72" chart:data-source-has-labels="both" svg:x="0.31cm" svg:y="0.227cm" svg:width="12.453cm" svg:height="10.691cm">
          <chart:axis chart:dimension="x" chart:name="primary-x" chart:style-name="ch4">
            <chart:categories table:cell-range-address="Sheet1.B69:Sheet1.E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0:Sheet1.E70" chart:label-cell-address="Sheet1.A70:Sheet1.A70" chart:class="chart:line">
            <chart:data-point chart:repeated="4"/>
          </chart:series>
          <chart:series chart:style-name="ch7" chart:values-cell-range-address="Sheet1.B71:Sheet1.E71" chart:label-cell-address="Sheet1.A71:Sheet1.A71" chart:class="chart:line">
            <chart:data-point chart:repeated="4"/>
          </chart:series>
          <chart:series chart:style-name="ch8" chart:values-cell-range-address="Sheet1.B72:Sheet1.E72" chart:label-cell-address="Sheet1.A72:Sheet1.A7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69:Sheet1.E69">reading</text:p>
              </table:table-cell>
              <table:table-cell office:value-type="string">
                <text:p>dancing</text:p>
              </table:table-cell>
              <table:table-cell office:value-type="string">
                <text:p>tv</text:p>
              </table:table-cell>
              <table:table-cell office:value-type="string">
                <text:p>skiing</text:p>
              </table:table-cell>
            </table:table-row>
          </table:table-header-rows>
          <table:table-rows>
            <table:table-row>
              <table:table-cell office:value-type="string">
                <text:p text:id="Sheet1.A70:Sheet1.A70">bellydancer</text:p>
              </table:table-cell>
              <table:table-cell office:value-type="float" office:value="6.6">
                <text:p text:id="Sheet1.B70:Sheet1.E70">6.6</text:p>
              </table:table-cell>
              <table:table-cell office:value-type="float" office:value="9.4">
                <text:p>9.4</text:p>
              </table:table-cell>
              <table:table-cell office:value-type="float" office:value="5.375">
                <text:p>5.37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 text:id="Sheet1.A71:Sheet1.A71">politician</text:p>
              </table:table-cell>
              <table:table-cell office:value-type="float" office:value="5">
                <text:p text:id="Sheet1.B71:Sheet1.E71">5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Sheet1.A72:Sheet1.A72">admin</text:p>
              </table:table-cell>
              <table:table-cell office:value-type="float" office:value="5">
                <text:p text:id="Sheet1.B72:Sheet1.E72">5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798cm" svg:height="12.306cm" chart:class="chart:line" chart:style-name="ch1">
        <chart:title svg:x="3.79cm" svg:y="0.247cm" chart:style-name="ch2">
          <text:p>log-histamine profiles over time</text:p>
        </chart:title>
        <chart:subtitle svg:x="5.033cm" svg:y="0.996cm" chart:style-name="ch3">
          <text:p>for two different drugs</text:p>
        </chart:subtitle>
        <chart:legend chart:legend-position="end" svg:x="11.1cm" svg:y="5.684cm" chart:style-name="ch4"/>
        <chart:plot-area chart:style-name="ch5" table:cell-range-address="Sheet1.B138:Sheet1.F140" chart:data-source-has-labels="both" svg:x="0.349cm" svg:y="1.693cm" svg:width="10.477cm" svg:height="10.076cm">
          <chart:axis chart:dimension="x" chart:name="primary-x" chart:style-name="ch6">
            <chart:title svg:x="5.555cm" svg:y="11.443cm" chart:style-name="ch7">
              <text:p>time</text:p>
            </chart:title>
            <chart:categories table:cell-range-address="Sheet1.C138:Sheet1.F138"/>
          </chart:axis>
          <chart:axis chart:dimension="y" chart:name="primary-y" chart:style-name="ch6">
            <chart:title svg:x="0.276cm" svg:y="7.437cm" chart:style-name="ch8">
              <text:p>log-histamine</text:p>
            </chart:title>
            <chart:grid chart:style-name="ch9" chart:class="major"/>
          </chart:axis>
          <chart:series chart:style-name="ch10" chart:values-cell-range-address="Sheet1.C139:Sheet1.F139" chart:label-cell-address="Sheet1.B139:Sheet1.B139" chart:class="chart:line">
            <chart:data-point chart:repeated="4"/>
          </chart:series>
          <chart:series chart:style-name="ch11" chart:values-cell-range-address="Sheet1.C140:Sheet1.F140" chart:label-cell-address="Sheet1.B140:Sheet1.B14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38:Sheet1.F138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Sheet1.B139:Sheet1.B139">Morphine</text:p>
              </table:table-cell>
              <table:table-cell office:value-type="float" office:value="-2.89">
                <text:p text:id="Sheet1.C139:Sheet1.F139">-2.89</text:p>
              </table:table-cell>
              <table:table-cell office:value-type="float" office:value="-1.16">
                <text:p>-1.16</text:p>
              </table:table-cell>
              <table:table-cell office:value-type="float" office:value="-1.9975">
                <text:p>-1.9975</text:p>
              </table:table-cell>
              <table:table-cell office:value-type="float" office:value="-2.325">
                <text:p>-2.325</text:p>
              </table:table-cell>
            </table:table-row>
            <table:table-row>
              <table:table-cell office:value-type="string">
                <text:p text:id="Sheet1.B140:Sheet1.B140">Trimethaphan</text:p>
              </table:table-cell>
              <table:table-cell office:value-type="float" office:value="-3.0225">
                <text:p text:id="Sheet1.C140:Sheet1.F140">-3.0225</text:p>
              </table:table-cell>
              <table:table-cell office:value-type="float" office:value="0.13">
                <text:p>0.13</text:p>
              </table:table-cell>
              <table:table-cell office:value-type="float" office:value="-0.1725">
                <text:p>-0.1725</text:p>
              </table:table-cell>
              <table:table-cell office:value-type="float" office:value="-0.5075">
                <text:p>-0.5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